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" svg:font-family="Ubuntu"/>
    <style:font-face style:name="DejaVu Sans1" svg:font-family="'DejaVu Sans'" style:font-family-generic="swiss"/>
    <style:font-face style:name="Ubuntu Mono" svg:font-family="'Ubuntu Mono'" style:font-pitch="fixed"/>
    <style:font-face style:name="Ubuntu" svg:font-family="Ubuntu" style:font-pitch="variable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" fo:font-size="24pt" fo:language="en" fo:country="US" fo:font-weight="bold" officeooo:paragraph-rsid="0007a90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 " fo:font-size="16pt" fo:language="en" fo:country="US" officeooo:paragraph-rsid="0007a90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 " fo:font-size="16pt" fo:language="en" fo:country="US" fo:font-style="italic" officeooo:paragraph-rsid="0007a90f" style:font-size-asian="16pt" style:font-style-asian="italic" style:font-size-complex="16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Ubuntu " fo:language="en" fo:country="US" officeooo:paragraph-rsid="0007a90f"/>
    </style:style>
    <style:style style:name="P5" style:family="paragraph" style:parent-style-name="Standard">
      <style:text-properties style:font-name="Ubuntu " fo:language="en" fo:country="US" officeooo:paragraph-rsid="0007a90f"/>
    </style:style>
    <style:style style:name="P6" style:family="paragraph" style:parent-style-name="Standard">
      <style:text-properties style:font-name="Ubuntu " fo:language="en" fo:country="US" officeooo:paragraph-rsid="00095e22"/>
    </style:style>
    <style:style style:name="P7" style:family="paragraph" style:parent-style-name="Standard">
      <style:text-properties style:font-name="Ubuntu " fo:language="en" fo:country="US" officeooo:paragraph-rsid="00183e52"/>
    </style:style>
    <style:style style:name="P8" style:family="paragraph" style:parent-style-name="Standard">
      <style:text-properties style:font-name="Ubuntu " fo:language="en" fo:country="US" fo:font-style="italic" officeooo:paragraph-rsid="001d2d88" style:font-style-asian="italic" style:font-style-complex="italic"/>
    </style:style>
    <style:style style:name="P9" style:family="paragraph" style:parent-style-name="Standard">
      <style:text-properties style:font-name="Ubuntu " fo:language="en" fo:country="US" officeooo:paragraph-rsid="001db587"/>
    </style:style>
    <style:style style:name="P10" style:family="paragraph" style:parent-style-name="Standard">
      <style:text-properties style:font-name="Ubuntu " fo:language="en" fo:country="US" officeooo:paragraph-rsid="001e22cc"/>
    </style:style>
    <style:style style:name="P11" style:family="paragraph" style:parent-style-name="Standard">
      <style:text-properties style:font-name="Ubuntu " fo:language="en" fo:country="US" officeooo:paragraph-rsid="0020cc5d"/>
    </style:style>
    <style:style style:name="P12" style:family="paragraph" style:parent-style-name="Standard">
      <style:paragraph-properties fo:text-align="center" style:justify-single-word="false"/>
      <style:text-properties style:font-name="Ubuntu " fo:font-size="13pt" fo:language="en" fo:country="US" officeooo:paragraph-rsid="0007a90f" style:font-size-asian="13pt" style:font-size-complex="13pt"/>
    </style:style>
    <style:style style:name="P13" style:family="paragraph" style:parent-style-name="Standard">
      <style:text-properties style:font-name="Ubuntu " fo:font-size="15pt" fo:language="en" fo:country="US" fo:font-weight="bold" officeooo:paragraph-rsid="00095e22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Ubuntu " fo:font-size="15pt" fo:language="en" fo:country="US" fo:font-weight="bold" officeooo:paragraph-rsid="001db587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Ubuntu " fo:font-size="12pt" fo:language="en" fo:country="US" fo:font-weight="bold" officeooo:paragraph-rsid="001db587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buntu Mono" fo:language="en" fo:country="US" officeooo:paragraph-rsid="0007a90f"/>
    </style:style>
    <style:style style:name="P17" style:family="paragraph" style:parent-style-name="Standard">
      <style:text-properties style:font-name="Ubuntu Mono" fo:language="en" fo:country="US" officeooo:paragraph-rsid="000aa371"/>
    </style:style>
    <style:style style:name="P18" style:family="paragraph" style:parent-style-name="Standard">
      <style:text-properties style:font-name="Ubuntu Mono" fo:language="en" fo:country="US" officeooo:paragraph-rsid="000c4832"/>
    </style:style>
    <style:style style:name="P19" style:family="paragraph" style:parent-style-name="Standard">
      <style:text-properties style:font-name="Ubuntu Mono" fo:language="en" fo:country="US" officeooo:paragraph-rsid="000cec5c"/>
    </style:style>
    <style:style style:name="P20" style:family="paragraph" style:parent-style-name="Standard">
      <style:text-properties style:font-name="Ubuntu Mono" fo:language="en" fo:country="US" officeooo:paragraph-rsid="000ef8b3"/>
    </style:style>
    <style:style style:name="P21" style:family="paragraph" style:parent-style-name="Standard">
      <style:text-properties style:font-name="Ubuntu Mono" fo:language="en" fo:country="US" officeooo:paragraph-rsid="000f534a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" fo:language="en" fo:country="US" officeooo:paragraph-rsid="0007a90f"/>
    </style:style>
    <style:style style:name="P23" style:family="paragraph" style:parent-style-name="Footer">
      <style:text-properties style:font-name="Ubuntu" fo:font-size="10pt" style:font-size-asian="10pt" style:font-size-complex="10pt"/>
    </style:style>
    <style:style style:name="T1" style:family="text">
      <style:text-properties officeooo:rsid="0007a90f"/>
    </style:style>
    <style:style style:name="T2" style:family="text">
      <style:text-properties fo:font-weight="bold" officeooo:rsid="0007a90f" style:font-weight-asian="bold" style:font-weight-complex="bold"/>
    </style:style>
    <style:style style:name="T3" style:family="text">
      <style:text-properties fo:font-weight="bold" officeooo:rsid="00095e22" style:font-weight-asian="bold" style:font-weight-complex="bold"/>
    </style:style>
    <style:style style:name="T4" style:family="text">
      <style:text-properties fo:font-weight="bold" officeooo:rsid="000aa371" style:font-weight-asian="bold" style:font-weight-complex="bold"/>
    </style:style>
    <style:style style:name="T5" style:family="text">
      <style:text-properties fo:font-weight="bold" officeooo:rsid="000bd5b0" style:font-weight-asian="bold" style:font-weight-complex="bold"/>
    </style:style>
    <style:style style:name="T6" style:family="text">
      <style:text-properties fo:font-weight="bold" officeooo:rsid="000cec5c" style:font-weight-asian="bold" style:font-weight-complex="bold"/>
    </style:style>
    <style:style style:name="T7" style:family="text">
      <style:text-properties fo:font-weight="bold" officeooo:rsid="000ef8b3" style:font-weight-asian="bold" style:font-weight-complex="bold"/>
    </style:style>
    <style:style style:name="T8" style:family="text">
      <style:text-properties fo:font-weight="bold" officeooo:rsid="001e22cc" style:font-weight-asian="bold" style:font-weight-complex="bold"/>
    </style:style>
    <style:style style:name="T9" style:family="text">
      <style:text-properties fo:font-weight="normal" officeooo:rsid="0007a90f" style:font-weight-asian="normal" style:font-weight-complex="normal"/>
    </style:style>
    <style:style style:name="T10" style:family="text">
      <style:text-properties fo:font-weight="normal" officeooo:rsid="00095e22" style:font-weight-asian="normal" style:font-weight-complex="normal"/>
    </style:style>
    <style:style style:name="T11" style:family="text">
      <style:text-properties fo:font-weight="normal" officeooo:rsid="000aa371" style:font-weight-asian="normal" style:font-weight-complex="normal"/>
    </style:style>
    <style:style style:name="T12" style:family="text">
      <style:text-properties fo:font-weight="normal" officeooo:rsid="000bd5b0" style:font-weight-asian="normal" style:font-weight-complex="normal"/>
    </style:style>
    <style:style style:name="T13" style:family="text">
      <style:text-properties fo:font-weight="normal" officeooo:rsid="000c1818" style:font-weight-asian="normal" style:font-weight-complex="normal"/>
    </style:style>
    <style:style style:name="T14" style:family="text">
      <style:text-properties fo:font-weight="normal" officeooo:rsid="000c4832" style:font-weight-asian="normal" style:font-weight-complex="normal"/>
    </style:style>
    <style:style style:name="T15" style:family="text">
      <style:text-properties fo:font-weight="normal" officeooo:rsid="000cec5c" style:font-weight-asian="normal" style:font-weight-complex="normal"/>
    </style:style>
    <style:style style:name="T16" style:family="text">
      <style:text-properties fo:font-weight="normal" officeooo:rsid="000d0054" style:font-weight-asian="normal" style:font-weight-complex="normal"/>
    </style:style>
    <style:style style:name="T17" style:family="text">
      <style:text-properties fo:font-weight="normal" officeooo:rsid="000ef8b3" style:font-weight-asian="normal" style:font-weight-complex="normal"/>
    </style:style>
    <style:style style:name="T18" style:family="text">
      <style:text-properties fo:font-weight="normal" officeooo:rsid="000f534a" style:font-weight-asian="normal" style:font-weight-complex="normal"/>
    </style:style>
    <style:style style:name="T19" style:family="text">
      <style:text-properties fo:font-weight="normal" officeooo:rsid="0010ad9b" style:font-weight-asian="normal" style:font-weight-complex="normal"/>
    </style:style>
    <style:style style:name="T20" style:family="text">
      <style:text-properties fo:font-weight="normal" officeooo:rsid="00126b2f" style:font-weight-asian="normal" style:font-weight-complex="normal"/>
    </style:style>
    <style:style style:name="T21" style:family="text">
      <style:text-properties fo:font-weight="normal" officeooo:rsid="00128cf4" style:font-weight-asian="normal" style:font-weight-complex="normal"/>
    </style:style>
    <style:style style:name="T22" style:family="text">
      <style:text-properties fo:font-weight="normal" officeooo:rsid="00145942" style:font-weight-asian="normal" style:font-weight-complex="normal"/>
    </style:style>
    <style:style style:name="T23" style:family="text">
      <style:text-properties fo:font-weight="normal" officeooo:rsid="0015a097" style:font-weight-asian="normal" style:font-weight-complex="normal"/>
    </style:style>
    <style:style style:name="T24" style:family="text">
      <style:text-properties fo:font-weight="normal" officeooo:rsid="001a3dec" style:font-weight-asian="normal" style:font-weight-complex="normal"/>
    </style:style>
    <style:style style:name="T25" style:family="text">
      <style:text-properties fo:font-weight="normal" officeooo:rsid="001ac00a" style:font-weight-asian="normal" style:font-weight-complex="normal"/>
    </style:style>
    <style:style style:name="T26" style:family="text">
      <style:text-properties fo:font-weight="normal" officeooo:rsid="001b7dc7" style:font-weight-asian="normal" style:font-weight-complex="normal"/>
    </style:style>
    <style:style style:name="T27" style:family="text">
      <style:text-properties fo:font-weight="normal" officeooo:rsid="001d2d88" style:font-weight-asian="normal" style:font-weight-complex="normal"/>
    </style:style>
    <style:style style:name="T28" style:family="text">
      <style:text-properties fo:font-weight="normal" officeooo:rsid="001db587" style:font-weight-asian="normal" style:font-weight-complex="normal"/>
    </style:style>
    <style:style style:name="T29" style:family="text">
      <style:text-properties fo:font-weight="normal" officeooo:rsid="001f06c5" style:font-weight-asian="normal" style:font-weight-complex="normal"/>
    </style:style>
    <style:style style:name="T30" style:family="text">
      <style:text-properties fo:font-weight="normal" officeooo:rsid="0020cc5d" style:font-weight-asian="normal" style:font-weight-complex="normal"/>
    </style:style>
    <style:style style:name="T31" style:family="text">
      <style:text-properties officeooo:rsid="00095e22"/>
    </style:style>
    <style:style style:name="T32" style:family="text">
      <style:text-properties style:font-name="Ubuntu Mono" fo:language="en" fo:country="US"/>
    </style:style>
    <style:style style:name="T33" style:family="text">
      <style:text-properties style:font-name="Ubuntu Mono" fo:font-weight="normal" officeooo:rsid="0015a097" style:font-weight-asian="normal" style:font-weight-complex="normal"/>
    </style:style>
    <style:style style:name="T34" style:family="text">
      <style:text-properties style:font-name="Ubuntu Mono" fo:font-style="normal" fo:font-weight="normal" officeooo:rsid="00183e52" style:font-style-asian="normal" style:font-weight-asian="normal" style:font-style-complex="normal" style:font-weight-complex="normal"/>
    </style:style>
    <style:style style:name="T35" style:family="text">
      <style:text-properties fo:font-style="italic" fo:font-weight="normal" officeooo:rsid="0014594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183e52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db587" style:font-style-asian="italic" style:font-weight-asian="normal" style:font-style-complex="italic" style:font-weight-complex="normal"/>
    </style:style>
    <style:style style:name="T38" style:family="text">
      <style:text-properties fo:font-style="normal" officeooo:rsid="001db587" style:font-style-asian="normal" style:font-style-complex="normal"/>
    </style:style>
    <style:style style:name="T39" style:family="text">
      <style:text-properties fo:font-style="normal" fo:font-weight="normal" officeooo:rsid="0014594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6f8a9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f24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83e5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8b34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db587" style:font-style-asian="normal" style:font-weight-asian="normal" style:font-style-complex="normal" style:font-weight-complex="normal"/>
    </style:style>
    <style:style style:name="T45" style:family="text">
      <style:text-properties officeooo:rsid="001db587"/>
    </style:style>
    <style:style style:name="T46" style:family="text">
      <style:text-properties officeooo:rsid="0021d4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>Project Proposal</text:span></text:p>
      <text:p text:style-name="P3"><text:span text:style-name="T2">First-class functions</text:span></text:p>
      <text:p text:style-name="P3"><text:span text:style-name="T2"/></text:p>
      <text:p text:style-name="P3"><text:span text:style-name="T1">11 December 2012</text:span></text:p>
      <text:p text:style-name="P4"><text:span text:style-name="T1"/></text:p>
      <text:p text:style-name="P2"><text:span text:style-name="T1">Stanislas Signoud</text:span></text:p>
      <text:p text:style-name="P2"><text:span text:style-name="T1">Michaël Schneeberger</text:span></text:p>
      <text:p text:style-name="P12"><text:span text:style-name="T1"/></text:p>
      <text:p text:style-name="P22"><text:span text:style-name="T1"/></text:p>
      <text:p text:style-name="P5"><text:span text:style-name="T1"/></text:p>
      <text:p text:style-name="P13"><text:span text:style-name="T31">What is this all about ?</text:span></text:p>
      <text:p text:style-name="P5"><text:span text:style-name="T1"/></text:p>
      <text:p text:style-name="P10"><text:span text:style-name="T1">We would like to add </text:span><text:span text:style-name="T2">functions <text:s/></text:span><text:span text:style-name="T8">as a f</text:span><text:span text:style-name="T2">irst-class </text:span><text:span text:style-name="T8">citizen</text:span><text:span text:style-name="T9">, enabling programmers to </text:span><text:span text:style-name="T29">store</text:span><text:span text:style-name="T9"> functions as values in </text:span><text:span text:style-name="T23">the Tool language. With a simple syntax (</text:span><text:span text:style-name="T33">(Type1, Type2...) =&gt; ReturnType</text:span><text:span text:style-name="T23">),</text:span><text:span text:style-name="T9"> as well as type-checking </text:span><text:span text:style-name="T23">and</text:span><text:span text:style-name="T9"> </text:span><text:span text:style-name="T22">context aware</text:span><text:span text:style-name="T23">ness</text:span><text:span text:style-name="T22"> (</text:span><text:span text:style-name="T35">closures</text:span><text:span text:style-name="T39">), it opens new ways to write code in Tool.</text:span></text:p>
      <text:p text:style-name="P7"><text:span text:style-name="T36"/></text:p>
      <text:p text:style-name="P13"><text:span text:style-name="T31">Code exemples</text:span></text:p>
      <text:p text:style-name="P5"><text:span text:style-name="T9"/></text:p>
      <text:p text:style-name="P20"><text:span text:style-name="T2">class</text:span><text:span text:style-name="T9"> </text:span><text:span text:style-name="T11">Unit</text:span><text:span text:style-name="T9">Test</text:span><text:span text:style-name="T11">s</text:span><text:span text:style-name="T9"> {</text:span></text:p>
      <text:p text:style-name="P20"><text:span text:style-name="T9"><text:s text:c="2"/></text:span><text:span text:style-name="T5">def </text:span><text:span text:style-name="T12">testWith</text:span><text:span text:style-name="T17">SimpleCall</text:span><text:span text:style-name="T12">() : </text:span><text:span text:style-name="T5">Bool</text:span><text:span text:style-name="T12"> </text:span><text:span text:style-name="T13">= </text:span><text:span text:style-name="T12">{</text:span></text:p>
      <text:p text:style-name="P20"><text:span text:style-name="T15"><text:s text:c="5"/></text:span><text:span text:style-name="T6">var</text:span><text:span text:style-name="T15"> i: Int;</text:span></text:p>
      <text:p text:style-name="P20"><text:span text:style-name="T15"><text:s text:c="5"/></text:span><text:span text:style-name="T7">var </text:span><text:span text:style-name="T17">func: </text:span><text:span text:style-name="T7">Int</text:span><text:span text:style-name="T17"> =&gt; </text:span><text:span text:style-name="T7">Bool</text:span><text:span text:style-name="T17">;</text:span></text:p>
      <text:p text:style-name="P20"><text:span text:style-name="T15"><text:s text:c="5"/>i = </text:span><text:span text:style-name="T17">1</text:span><text:span text:style-name="T15">;</text:span></text:p>
      <text:p text:style-name="P20"><text:span text:style-name="T15"><text:s text:c="5"/></text:span></text:p>
      <text:p text:style-name="P20"><text:span text:style-name="T15"><text:s text:c="5"/></text:span><text:span text:style-name="T17">func = </text:span><text:span text:style-name="T15">(</text:span><text:span text:style-name="T16">test</text:span><text:span text:style-name="T15"> : </text:span><text:span text:style-name="T6">Int</text:span><text:span text:style-name="T15">) =&gt; { </text:span><text:span text:style-name="T6">return</text:span><text:span text:style-name="T15"> </text:span><text:span text:style-name="T16">test</text:span><text:span text:style-name="T15"> == </text:span><text:span text:style-name="T17">1</text:span><text:span text:style-name="T15">; };</text:span></text:p>
      <text:p text:style-name="P20"><text:span text:style-name="T15"/></text:p>
      <text:p text:style-name="P20"><text:span text:style-name="T15"><text:s text:c="5"/></text:span><text:span text:style-name="T6">return</text:span><text:span text:style-name="T15"> </text:span><text:span text:style-name="T17">func</text:span><text:span text:style-name="T16">(i)</text:span><text:span text:style-name="T15">; // </text:span><text:span text:style-name="T24">should return true</text:span></text:p>
      <text:p text:style-name="P20"><text:span text:style-name="T12"><text:s text:c="2"/>}</text:span></text:p>
      <text:p text:style-name="P20"><text:span text:style-name="T12"/></text:p>
      <text:p text:style-name="P16"><text:span text:style-name="T9"><text:s text:c="2"/></text:span><text:span text:style-name="T5">def </text:span><text:span text:style-name="T12">testWith</text:span><text:span text:style-name="T17">ImmediateInlineCall</text:span><text:span text:style-name="T12">() : </text:span><text:span text:style-name="T5">Bool</text:span><text:span text:style-name="T12"> </text:span><text:span text:style-name="T13">= </text:span><text:span text:style-name="T12">{</text:span></text:p>
      <text:p text:style-name="P19"><text:span text:style-name="T15"><text:s text:c="5"/></text:span><text:span text:style-name="T6">var</text:span><text:span text:style-name="T15"> i: </text:span><text:span text:style-name="T6">Int</text:span><text:span text:style-name="T15">;</text:span></text:p>
      <text:p text:style-name="P19"><text:span text:style-name="T15"><text:s text:c="5"/>i = 2;</text:span></text:p>
      <text:p text:style-name="P19"><text:span text:style-name="T15"/></text:p>
      <text:p text:style-name="P19"><text:span text:style-name="T15"><text:s text:c="5"/></text:span><text:span text:style-name="T6">return</text:span><text:span text:style-name="T15"> </text:span><text:span text:style-name="T16">(</text:span><text:span text:style-name="T15">(</text:span><text:span text:style-name="T16">test</text:span><text:span text:style-name="T15"> : </text:span><text:span text:style-name="T6">Int</text:span><text:span text:style-name="T15">) =&gt; { </text:span><text:span text:style-name="T6">return</text:span><text:span text:style-name="T15"> </text:span><text:span text:style-name="T16">test</text:span><text:span text:style-name="T15"> == 2; }</text:span><text:span text:style-name="T16">)(i)</text:span><text:span text:style-name="T15">; // </text:span><text:span text:style-name="T24">should return true</text:span></text:p>
      <text:p text:style-name="P16"><text:span text:style-name="T12"><text:s text:c="2"/>}</text:span></text:p>
      <text:p text:style-name="P16"><text:span text:style-name="T12"/></text:p>
      <text:p text:style-name="P21"><text:span text:style-name="T5"><text:s text:c="2"/>def </text:span><text:span text:style-name="T12">testWith</text:span><text:span text:style-name="T18">Context</text:span><text:span text:style-name="T12">() : </text:span><text:span text:style-name="T5">Bool</text:span><text:span text:style-name="T12"> </text:span><text:span text:style-name="T13">= </text:span><text:span text:style-name="T12">{</text:span></text:p>
      <text:p text:style-name="P21"><text:span text:style-name="T15"><text:s text:c="5"/></text:span><text:span text:style-name="T6">var</text:span><text:span text:style-name="T15"> </text:span><text:span text:style-name="T18">context</text:span><text:span text:style-name="T15">: Int;</text:span></text:p>
      <text:p text:style-name="P21"><text:span text:style-name="T15"><text:s text:c="5"/></text:span><text:span text:style-name="T7">var </text:span><text:span text:style-name="T17">func: </text:span><text:span text:style-name="T7">Int</text:span><text:span text:style-name="T17"> =&gt; </text:span><text:span text:style-name="T7">Bool</text:span><text:span text:style-name="T17">;</text:span></text:p>
      <text:p text:style-name="P21"><text:span text:style-name="T15"><text:s text:c="5"/>i = </text:span><text:span text:style-name="T17">1</text:span><text:span text:style-name="T15">;</text:span></text:p>
      <text:p text:style-name="P21"><text:span text:style-name="T15"><text:s text:c="5"/></text:span><text:span text:style-name="T19">context = </text:span><text:span text:style-name="T20">2</text:span><text:span text:style-name="T19">;</text:span></text:p>
      <text:p text:style-name="P21"><text:span text:style-name="T15"><text:s text:c="5"/></text:span></text:p>
      <text:p text:style-name="P21"><text:span text:style-name="T15"><text:s text:c="5"/></text:span><text:span text:style-name="T17">func = </text:span><text:span text:style-name="T15">(</text:span><text:span text:style-name="T16">test</text:span><text:span text:style-name="T15"> : </text:span><text:span text:style-name="T6">Int</text:span><text:span text:style-name="T15">) =&gt; { </text:span><text:span text:style-name="T6">return</text:span><text:span text:style-name="T15"> </text:span><text:span text:style-name="T16">test </text:span><text:span text:style-name="T21">+ 1</text:span><text:span text:style-name="T15"> == </text:span><text:span text:style-name="T19">context</text:span><text:span text:style-name="T15">; };</text:span></text:p>
      <text:p text:style-name="P21"><text:span text:style-name="T15"/></text:p>
      <text:p text:style-name="P21"><text:span text:style-name="T15"><text:s text:c="5"/></text:span><text:span text:style-name="T6">return</text:span><text:span text:style-name="T15"> </text:span><text:span text:style-name="T17">func</text:span><text:span text:style-name="T16">(i)</text:span><text:span text:style-name="T15">; // </text:span><text:span text:style-name="T25">should return true</text:span></text:p>
      <text:p text:style-name="P21"><text:span text:style-name="T12"><text:s text:c="2"/>}</text:span></text:p>
      <text:p text:style-name="P16"><text:soft-page-break/><text:span text:style-name="T9"/></text:p>
      <text:p text:style-name="P16"><text:span text:style-name="T9"><text:s text:c="2"/></text:span><text:span text:style-name="T2">def</text:span><text:span text:style-name="T9"> test</text:span><text:span text:style-name="T11">WithUnit</text:span><text:span text:style-name="T9">() : </text:span><text:span text:style-name="T5">Bool</text:span><text:span text:style-name="T9"> = {</text:span></text:p>
      <text:p text:style-name="P16"><text:span text:style-name="T9"><text:s text:c="5"/></text:span><text:span text:style-name="T2">var</text:span><text:span text:style-name="T9"> i: </text:span><text:span text:style-name="T2">Int</text:span><text:span text:style-name="T9">;</text:span></text:p>
      <text:p text:style-name="P18"><text:span text:style-name="T2"><text:s text:c="5"/>var</text:span><text:span text:style-name="T9"> </text:span><text:span text:style-name="T14">j</text:span><text:span text:style-name="T9">: </text:span><text:span text:style-name="T2">Int</text:span><text:span text:style-name="T9">;</text:span></text:p>
      <text:p text:style-name="P16"><text:span text:style-name="T9"><text:s text:c="5"/></text:span><text:span text:style-name="T2">var</text:span><text:span text:style-name="T9"> func : </text:span><text:span text:style-name="T3">Unit </text:span><text:span text:style-name="T10">=&gt; </text:span><text:span text:style-name="T3">Unit</text:span><text:span text:style-name="T9">;</text:span></text:p>
      <text:p text:style-name="P16"><text:span text:style-name="T9"><text:s text:c="5"/>i = 0;</text:span></text:p>
      <text:p text:style-name="P17"><text:span text:style-name="T11"><text:s text:c="5"/>j = 0;</text:span></text:p>
      <text:p text:style-name="P16"><text:span text:style-name="T9"><text:s text:c="5"/></text:span></text:p>
      <text:p text:style-name="P16"><text:span text:style-name="T9"><text:s text:c="5"/></text:span><text:span text:style-name="T10">func = () =&gt; { i++; };</text:span></text:p>
      <text:p text:style-name="P16"><text:span text:style-name="T9"/></text:p>
      <text:p text:style-name="P16"><text:span text:style-name="T9"><text:s text:c="5"/></text:span><text:span text:style-name="T3">while</text:span><text:span text:style-name="T10">(</text:span><text:span text:style-name="T11">j</text:span><text:span text:style-name="T10"> &lt; </text:span><text:span text:style-name="T11">3</text:span><text:span text:style-name="T10">) {</text:span></text:p>
      <text:p text:style-name="P16"><text:span text:style-name="T10"><text:s text:c="8"/></text:span><text:span text:style-name="T11">func();</text:span></text:p>
      <text:p text:style-name="P16"><text:span text:style-name="T10"><text:s text:c="8"/></text:span><text:span text:style-name="T11">j++;</text:span></text:p>
      <text:p text:style-name="P16"><text:span text:style-name="T10"><text:s text:c="5"/>}</text:span></text:p>
      <text:p text:style-name="P16"><text:span text:style-name="T10"/></text:p>
      <text:p text:style-name="P16"><text:span text:style-name="T10"><text:s text:c="5"/></text:span><text:span text:style-name="T4">return</text:span><text:span text:style-name="T11"> (i == j); // </text:span><text:span text:style-name="T26">should return true</text:span></text:p>
      <text:p text:style-name="P16"><text:span text:style-name="T9"><text:s text:c="2"/>}</text:span></text:p>
      <text:p text:style-name="P5"><text:span text:style-name="T9">}</text:span></text:p>
      <text:p text:style-name="P5"><text:span text:style-name="T9"/></text:p>
      <text:p text:style-name="P8"><text:span text:style-name="T27">Note: Our compiler currently doesn't compile at all this code (syntax errors).</text:span></text:p>
      <text:p text:style-name="P5"><text:span text:style-name="T9"/></text:p>
      <text:p text:style-name="P6"><text:span text:style-name="T10"/></text:p>
      <text:p text:style-name="P14"><text:span text:style-name="T45">How to achieve that?</text:span></text:p>
      <text:p text:style-name="P14"><text:span text:style-name="T10"/></text:p>
      <text:p text:style-name="P9"><text:span text:style-name="T28">First, we will create the corresponding type family.</text:span></text:p>
      <text:p text:style-name="P9"><text:span text:style-name="T28"/></text:p>
      <text:p text:style-name="P9"><text:span text:style-name="T28">Then, we will implement the − quite challenging − syntax, with its specificities (arrows, parenthesis, arguments declarations like methods, statements like methods too, etc.).</text:span></text:p>
      <text:p text:style-name="P11"><text:span text:style-name="T39"/></text:p>
      <text:p text:style-name="P11"><text:span text:style-name="T40">We will create a new type familly, TFunction; it will takes arguments types and return type as paramaters and will enable type-checking. The TUnit type will also be created to enable non-returning functions, useful for some </text:span><text:span text:style-name="T41">code patterns</text:span><text:span text:style-name="T40"> </text:span><text:span text:style-name="T42">and to preserve syntax consistency (enabling </text:span><text:span text:style-name="T34">Unit =&gt; Unit</text:span><text:span text:style-name="T42">) to describe void </text:span><text:span text:style-name="T43">methods that only affects context</text:span><text:span text:style-name="T42">.</text:span></text:p>
      <text:p text:style-name="P9"><text:span text:style-name="T28"/></text:p>
      <text:p text:style-name="P9"><text:span text:style-name="T30">W</text:span><text:span text:style-name="T28">e will implement analysis, ignoring closures and trying to create a simple function. To do that, we will have to create a simple Object on the Java-side, with a reference stored in variables, and a simple method “apply” to call the actual statements.</text:span></text:p>
      <text:p text:style-name="P9"><text:span text:style-name="T28"/></text:p>
      <text:p text:style-name="P9"><text:span text:style-name="T28">When that will be done, we will have to understand how the </text:span><text:span text:style-name="T37">closures</text:span><text:span text:style-name="T44"> aspects can be implemented in our code and what will be the consequences. </text:span></text:p>
      <text:p text:style-name="P9"><text:span text:style-name="T44"/></text:p>
      <text:p text:style-name="P14"><text:span text:style-name="T38">What's next?</text:span></text:p>
      <text:p text:style-name="P14"><text:span text:style-name="T38"/></text:p>
      <text:p text:style-name="P15"><text:span text:style-name="T44">In a addition to these improvements, we could work on anonymous inline class declarations, runtime method injecting (creating methods at runtime) or how to implement Prototype-Oriented Programming in Tool (as in ECMAScrip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Ubuntu " svg:font-family="Ubuntu"/>
    <style:font-face style:name="DejaVu Sans1" svg:font-family="'DejaVu Sans'" style:font-family-generic="swiss"/>
    <style:font-face style:name="Ubuntu Mono" svg:font-family="'Ubuntu Mono'" style:font-pitch="fixed"/>
    <style:font-face style:name="Ubuntu" svg:font-family="Ubuntu" style:font-pitch="variable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微软雅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10pt" style:font-size-asian="10pt" style:font-size-complex="10pt"/>
    </style:style>
    <style:style style:name="MT1" style:family="text">
      <style:text-properties officeooo:rsid="0021d418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Page </text:span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gnez </meta:initial-creator>
    <meta:creation-date>2012-12-11T22:02:25</meta:creation-date>
    <dc:date>2012-12-11T23:17:37</dc:date>
    <dc:creator>Signez </dc:creator>
    <meta:editing-duration>PT43M</meta:editing-duration>
    <meta:editing-cycles>30</meta:editing-cycles>
    <meta:generator>LibreOffice/3.6$Linux_X86_64 LibreOffice_project/360m1$Build-2</meta:generator>
    <meta:document-statistic meta:table-count="0" meta:image-count="0" meta:object-count="0" meta:page-count="2" meta:paragraph-count="56" meta:word-count="429" meta:character-count="2551" meta:non-whitespace-character-count="2009"/>
  </office:meta>
</office:document-meta>
</file>